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ab" officeooo:paragraph-rsid="000c34ab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3" style:family="paragraph" style:parent-style-name="Preformatted_20_Text">
      <style:text-properties fo:color="#a9b7c6" style:font-name="DejaVu Sans Mono" fo:font-size="11.3000001907349pt"/>
    </style:style>
    <style:style style:name="P4" style:family="paragraph" style:parent-style-name="Standard">
      <style:text-properties fo:color="#a9b7c6" style:font-name="DejaVu Sans Mono" fo:font-size="11.3000001907349pt" officeooo:rsid="000c34ab" officeooo:paragraph-rsid="000c34ab"/>
    </style:style>
    <style:style style:name="P5" style:family="paragraph" style:parent-style-name="Standard">
      <style:text-properties officeooo:rsid="000c34ab" officeooo:paragraph-rsid="000c34ab"/>
    </style:style>
    <style:style style:name="P6" style:family="paragraph" style:parent-style-name="Standard">
      <style:text-properties officeooo:rsid="000e288d" officeooo:paragraph-rsid="000e288d"/>
    </style:style>
    <style:style style:name="T1" style:family="text">
      <style:text-properties fo:color="#6897bb"/>
    </style:style>
    <style:style style:name="T2" style:family="text">
      <style:text-properties fo:color="#808080"/>
    </style:style>
    <style:style style:name="T3" style:family="text">
      <style:text-properties officeooo:rsid="000e2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<text:span text:style-name="T3">xample</text:span>:</text:p>
      <text:p text:style-name="P4"/>
      <text:p text:style-name="P3">NUM_SOL = <text:span text:style-name="T1">100</text:span></text:p>
      <text:p text:style-name="P3">NUM_REPLICATIONS = <text:span text:style-name="T1">0.1 </text:span>* NUM_SOL <text:s/><text:span text:style-name="T2"># number of replications</text:span></text:p>
      <text:p text:style-name="P3">NUM_ELITISM = <text:span text:style-name="T1">0.01 </text:span>* NUM_SOL <text:s/><text:span text:style-name="T2"># number of best solutions to take</text:span></text:p>
      <text:p text:style-name="P3">MUTATION_RATE = <text:span text:style-name="T1">0.2</text:span></text:p>
      <text:p text:style-name="P3">MAX_STAGNATION = <text:span text:style-name="T1">1000 <text:s/></text:span><text:span text:style-name="T2"># max number of generations with the same max solution</text:span></text:p>
      <text:p text:style-name="P2">FITTEST_VS_WEAKEST = <text:span text:style-name="T1">0.85</text:span></text:p>
      <text:p text:style-name="P6">/home/idan/Desktop/anaconda/Anaconda2/envs/env3.6/bin/python3.6 /home/idan/Desktop/studies/computational_biology/ex2/sudoku_solver.py</text:p>
      <text:p text:style-name="P6">6 0 3 0 0 0 5 0 7</text:p>
      <text:p text:style-name="P6">0 8 0 5 0 3 0 2 0</text:p>
      <text:p text:style-name="P6">2 0 0 9 0 7 0 0 8</text:p>
      <text:p text:style-name="P6">0 0 9 1 0 2 4 0 0</text:p>
      <text:p text:style-name="P6">0 0 0 0 0 0 0 0 0</text:p>
      <text:p text:style-name="P6">0 0 5 8 0 4 6 0 0</text:p>
      <text:p text:style-name="P6">4 0 0 3 0 5 0 0 9</text:p>
      <text:p text:style-name="P6">0 9 0 6 0 1 0 4 0</text:p>
      <text:p text:style-name="P6">5 0 2 0 0 0 8 0 6</text:p>
      <text:p text:style-name="P6">19-04-15 18:43:06<text:tab/>breed: 0<text:tab/>generation: 0<text:tab/><text:tab/>mean fitness: 9.25<text:tab/>min fitness: 9.0<text:tab/>max fitness: 12.0</text:p>
      <text:p text:style-name="P6">19-04-15 18:43:16<text:tab/>breed: 0<text:tab/>generation: 100<text:tab/><text:tab/>mean fitness: 16.59<text:tab/>min fitness: 12.0<text:tab/>max fitness: 18.0</text:p>
      <text:p text:style-name="P6">19-04-15 18:43:26<text:tab/>breed: 0<text:tab/>generation: 200<text:tab/><text:tab/>mean fitness: 18.59<text:tab/>min fitness: 15.0<text:tab/>max fitness: 19.0</text:p>
      <text:p text:style-name="P6">19-04-15 18:43:36<text:tab/>breed: 0<text:tab/>generation: 300<text:tab/><text:tab/>mean fitness: 19.28<text:tab/>min fitness: 14.0<text:tab/>max fitness: 20.0</text:p>
      <text:p text:style-name="P6">19-04-15 18:43:45<text:tab/>breed: 0<text:tab/>generation: 400<text:tab/><text:tab/>mean fitness: 19.43<text:tab/>min fitness: 16.0<text:tab/>max fitness: 20.0</text:p>
      <text:p text:style-name="P6">19-04-15 18:43:55<text:tab/>breed: 0<text:tab/>generation: 500<text:tab/><text:tab/>mean fitness: 21.19<text:tab/>min fitness: 17.0<text:tab/>max fitness: 22.0</text:p>
      <text:p text:style-name="P6">19-04-15 18:44:05<text:tab/>breed: 0<text:tab/>generation: 600<text:tab/><text:tab/>mean fitness: 21.3<text:tab/>min fitness: 15.0<text:tab/>max fitness: 22.0</text:p>
      <text:p text:style-name="P6">19-04-15 18:44:15<text:tab/>breed: 0<text:tab/>generation: 700<text:tab/><text:tab/>mean fitness: 20.77<text:tab/>min fitness: 17.0<text:tab/>max fitness: 22.0</text:p>
      <text:p text:style-name="P6">19-04-15 18:44:25<text:tab/>breed: 0<text:tab/>generation: 800<text:tab/><text:tab/>mean fitness: 21.37<text:tab/>min fitness: 18.0<text:tab/>max fitness: 22.0</text:p>
      <text:p text:style-name="P6">19-04-15 18:44:35<text:tab/>breed: 0<text:tab/>generation: 900<text:tab/><text:tab/>mean fitness: 21.07<text:tab/>min fitness: 15.0<text:tab/>max fitness: 22.0</text:p>
      <text:p text:style-name="P6">19-04-15 18:44:44<text:tab/>breed: 0<text:tab/>generation: 1000<text:tab/><text:tab/>mean fitness: 20.83<text:tab/>min fitness: 14.0<text:tab/>max fitness: 22.0</text:p>
      <text:p text:style-name="P6">19-04-15 18:44:54<text:tab/>breed: 0<text:tab/>generation: 1100<text:tab/><text:tab/>mean fitness: 20.74<text:tab/>min fitness: 15.0<text:tab/>max fitness: 22.0</text:p>
      <text:p text:style-name="P6">19-04-15 18:45:04<text:tab/>breed: 0<text:tab/>generation: 1200<text:tab/><text:tab/>mean fitness: 21.02<text:tab/>min fitness: 17.0<text:tab/>max fitness: 22.0</text:p>
      <text:p text:style-name="P6">19-04-15 18:45:14<text:tab/>breed: 0<text:tab/>generation: 1300<text:tab/><text:tab/>mean fitness: 21.07<text:tab/>min fitness: 16.0<text:tab/>max fitness: 22.0</text:p>
      <text:p text:style-name="P6"><text:soft-page-break/>19-04-15 18:45:24<text:tab/>breed: 0<text:tab/>generation: 1400<text:tab/><text:tab/>mean fitness: 21.28<text:tab/>min fitness: 17.0<text:tab/>max fitness: 22.0</text:p>
      <text:p text:style-name="P6">19-04-15 18:45:34<text:tab/>breed: 1<text:tab/>generation: 1500<text:tab/><text:tab/>mean fitness: 12.92<text:tab/>min fitness: 11.0<text:tab/>max fitness: 14.0</text:p>
      <text:p text:style-name="P6">19-04-15 18:45:43<text:tab/>breed: 1<text:tab/>generation: 1600<text:tab/><text:tab/>mean fitness: 15.65<text:tab/>min fitness: 13.0<text:tab/>max fitness: 16.0</text:p>
      <text:p text:style-name="P6">19-04-15 18:45:53<text:tab/>breed: 1<text:tab/>generation: 1700<text:tab/><text:tab/>mean fitness: 17.59<text:tab/>min fitness: 15.0<text:tab/>max fitness: 18.0</text:p>
      <text:p text:style-name="P6">19-04-15 18:46:03<text:tab/>breed: 1<text:tab/>generation: 1800<text:tab/><text:tab/>mean fitness: 18.51<text:tab/>min fitness: 14.0<text:tab/>max fitness: 20.0</text:p>
      <text:p text:style-name="P6">19-04-15 18:46:12<text:tab/>breed: 1<text:tab/>generation: 1900<text:tab/><text:tab/>mean fitness: 19.17<text:tab/>min fitness: 14.0<text:tab/>max fitness: 20.0</text:p>
      <text:p text:style-name="P6">19-04-15 18:46:22<text:tab/>breed: 1<text:tab/>generation: 2000<text:tab/><text:tab/>mean fitness: 19.13<text:tab/>min fitness: 14.0<text:tab/>max fitness: 20.0</text:p>
      <text:p text:style-name="P6">19-04-15 18:46:32<text:tab/>breed: 1<text:tab/>generation: 2100<text:tab/><text:tab/>mean fitness: 19.25<text:tab/>min fitness: 16.0<text:tab/>max fitness: 20.0</text:p>
      <text:p text:style-name="P6">19-04-15 18:46:42<text:tab/>breed: 1<text:tab/>generation: 2200<text:tab/><text:tab/>mean fitness: 19.1<text:tab/>min fitness: 15.0<text:tab/>max fitness: 20.0</text:p>
      <text:p text:style-name="P6">19-04-15 18:46:51<text:tab/>breed: 1<text:tab/>generation: 2300<text:tab/><text:tab/>mean fitness: 19.23<text:tab/>min fitness: 16.0<text:tab/>max fitness: 20.0</text:p>
      <text:p text:style-name="P6">19-04-15 18:47:01<text:tab/>breed: 1<text:tab/>generation: 2400<text:tab/><text:tab/>mean fitness: 19.31<text:tab/>min fitness: 15.0<text:tab/>max fitness: 20.0</text:p>
      <text:p text:style-name="P6">19-04-15 18:47:11<text:tab/>breed: 1<text:tab/>generation: 2500<text:tab/><text:tab/>mean fitness: 19.18<text:tab/>min fitness: 15.0<text:tab/>max fitness: 20.0</text:p>
      <text:p text:style-name="P6">19-04-15 18:47:21<text:tab/>breed: 1<text:tab/>generation: 2600<text:tab/><text:tab/>mean fitness: 19.35<text:tab/>min fitness: 15.0<text:tab/>max fitness: 20.0</text:p>
      <text:p text:style-name="P6">19-04-15 18:47:31<text:tab/>breed: 1<text:tab/>generation: 2700<text:tab/><text:tab/>mean fitness: 19.36<text:tab/>min fitness: 15.0<text:tab/>max fitness: 20.0</text:p>
      <text:p text:style-name="P6">19-04-15 18:47:40<text:tab/>breed: 2<text:tab/>generation: 2800<text:tab/><text:tab/>mean fitness: 9.3<text:tab/>min fitness: 9.0<text:tab/>max fitness: 11.0</text:p>
      <text:p text:style-name="P6">19-04-15 18:47:50<text:tab/>breed: 2<text:tab/>generation: 2900<text:tab/><text:tab/>mean fitness: 15.73<text:tab/>min fitness: 13.0<text:tab/>max fitness: 17.0</text:p>
      <text:p text:style-name="P6">19-04-15 18:48:00<text:tab/>breed: 2<text:tab/>generation: 3000<text:tab/><text:tab/>mean fitness: 17.15<text:tab/>min fitness: 13.0<text:tab/>max fitness: 18.0</text:p>
      <text:p text:style-name="P6">19-04-15 18:48:10<text:tab/>breed: 2<text:tab/>generation: 3100<text:tab/><text:tab/>mean fitness: 17.38<text:tab/>min fitness: 14.0<text:tab/>max fitness: 18.0</text:p>
      <text:p text:style-name="P6">19-04-15 18:48:19<text:tab/>breed: 2<text:tab/>generation: 3200<text:tab/><text:tab/>mean fitness: 18.24<text:tab/>min fitness: 14.0<text:tab/>max fitness: 19.0</text:p>
      <text:p text:style-name="P6">19-04-15 18:48:29<text:tab/>breed: 2<text:tab/>generation: 3300<text:tab/><text:tab/>mean fitness: 18.38<text:tab/>min fitness: 15.0<text:tab/>max fitness: 19.0</text:p>
      <text:p text:style-name="P6">19-04-15 18:48:39<text:tab/>breed: 2<text:tab/>generation: 3400<text:tab/><text:tab/>mean fitness: 18.4<text:tab/>min fitness: 15.0<text:tab/>max fitness: 19.0</text:p>
      <text:p text:style-name="P6">19-04-15 18:48:49<text:tab/>breed: 2<text:tab/>generation: 3500<text:tab/><text:tab/>mean fitness: 18.22<text:tab/>min fitness: 13.0<text:tab/>max fitness: 19.0</text:p>
      <text:p text:style-name="P6">19-04-15 18:48:58<text:tab/>breed: 2<text:tab/>generation: 3600<text:tab/><text:tab/>mean fitness: 18.12<text:tab/>min fitness: 14.0<text:tab/>max fitness: 19.0</text:p>
      <text:p text:style-name="P6">19-04-15 18:49:08<text:tab/>breed: 2<text:tab/>generation: 3700<text:tab/><text:tab/>mean fitness: 18.47<text:tab/>min fitness: 14.0<text:tab/>max fitness: 19.0</text:p>
      <text:p text:style-name="P6"><text:soft-page-break/>19-04-15 18:49:18<text:tab/>breed: 2<text:tab/>generation: 3800<text:tab/><text:tab/>mean fitness: 18.18<text:tab/>min fitness: 14.0<text:tab/>max fitness: 19.0</text:p>
      <text:p text:style-name="P6">19-04-15 18:49:28<text:tab/>breed: 2<text:tab/>generation: 3900<text:tab/><text:tab/>mean fitness: 18.13<text:tab/>min fitness: 14.0<text:tab/>max fitness: 19.0</text:p>
      <text:p text:style-name="P6">19-04-15 18:49:38<text:tab/>breed: 2<text:tab/>generation: 4000<text:tab/><text:tab/>mean fitness: 18.22<text:tab/>min fitness: 12.0<text:tab/>max fitness: 19.0</text:p>
      <text:p text:style-name="P6">19-04-15 18:49:47<text:tab/>breed: 2<text:tab/>generation: 4100<text:tab/><text:tab/>mean fitness: 18.24<text:tab/>min fitness: 14.0<text:tab/>max fitness: 19.0</text:p>
      <text:p text:style-name="P6">19-04-15 18:49:57<text:tab/>breed: 3<text:tab/>generation: 4200<text:tab/><text:tab/>mean fitness: 13.93<text:tab/>min fitness: 11.0<text:tab/>max fitness: 15.0</text:p>
      <text:p text:style-name="P6">19-04-15 18:50:07<text:tab/>breed: 3<text:tab/>generation: 4300<text:tab/><text:tab/>mean fitness: 16.43<text:tab/>min fitness: 13.0<text:tab/>max fitness: 17.0</text:p>
      <text:p text:style-name="P6">19-04-15 18:50:17<text:tab/>breed: 3<text:tab/>generation: 4400<text:tab/><text:tab/>mean fitness: 18.1<text:tab/>min fitness: 15.0<text:tab/>max fitness: 19.0</text:p>
      <text:p text:style-name="P6">19-04-15 18:50:27<text:tab/>breed: 3<text:tab/>generation: 4500<text:tab/><text:tab/>mean fitness: 18.12<text:tab/>min fitness: 15.0<text:tab/>max fitness: 19.0</text:p>
      <text:p text:style-name="P6">19-04-15 18:50:37<text:tab/>breed: 3<text:tab/>generation: 4600<text:tab/><text:tab/>mean fitness: 21.69<text:tab/>min fitness: 16.0<text:tab/>max fitness: 23.0</text:p>
      <text:p text:style-name="P6">19-04-15 18:50:47<text:tab/>breed: 3<text:tab/>generation: 4700<text:tab/><text:tab/>mean fitness: 21.83<text:tab/>min fitness: 18.0<text:tab/>max fitness: 23.0</text:p>
      <text:p text:style-name="P6">19-04-15 18:50:56<text:tab/>breed: 3<text:tab/>generation: 4800<text:tab/><text:tab/>mean fitness: 22.19<text:tab/>min fitness: 18.0<text:tab/>max fitness: 23.0</text:p>
      <text:p text:style-name="P6">19-04-15 18:51:06<text:tab/>breed: 3<text:tab/>generation: 4900<text:tab/><text:tab/>mean fitness: 21.78<text:tab/>min fitness: 16.0<text:tab/>max fitness: 23.0</text:p>
      <text:p text:style-name="P6">19-04-15 18:51:16<text:tab/>breed: 3<text:tab/>generation: 5000<text:tab/><text:tab/>mean fitness: 22.06<text:tab/>min fitness: 17.0<text:tab/>max fitness: 23.0</text:p>
      <text:p text:style-name="P6">19-04-15 18:51:26<text:tab/>breed: 3<text:tab/>generation: 5100<text:tab/><text:tab/>mean fitness: 21.67<text:tab/>min fitness: 17.0<text:tab/>max fitness: 23.0</text:p>
      <text:p text:style-name="P6">19-04-15 18:51:36<text:tab/>breed: 3<text:tab/>generation: 5200<text:tab/><text:tab/>mean fitness: 22.08<text:tab/>min fitness: 16.0<text:tab/>max fitness: 23.0</text:p>
      <text:p text:style-name="P6">19-04-15 18:51:46<text:tab/>breed: 3<text:tab/>generation: 5300<text:tab/><text:tab/>mean fitness: 21.76<text:tab/>min fitness: 15.0<text:tab/>max fitness: 23.0</text:p>
      <text:p text:style-name="P6">19-04-15 18:51:56<text:tab/>breed: 3<text:tab/>generation: 5400<text:tab/><text:tab/>mean fitness: 22.23<text:tab/>min fitness: 16.0<text:tab/>max fitness: 23.0</text:p>
      <text:p text:style-name="P6">19-04-15 18:52:07<text:tab/>breed: 3<text:tab/>generation: 5500<text:tab/><text:tab/>mean fitness: 22.06<text:tab/>min fitness: 17.0<text:tab/>max fitness: 23.0</text:p>
      <text:p text:style-name="P6">19-04-15 18:52:18<text:tab/>breed: 4<text:tab/>generation: 5600<text:tab/><text:tab/>mean fitness: 14.71<text:tab/>min fitness: 12.0<text:tab/>max fitness: 16.0</text:p>
      <text:p text:style-name="P6">19-04-15 18:52:28<text:tab/>breed: 4<text:tab/>generation: 5700<text:tab/><text:tab/>mean fitness: 18.88<text:tab/>min fitness: 15.0<text:tab/>max fitness: 20.0</text:p>
      <text:p text:style-name="P6">19-04-15 18:52:39<text:tab/>breed: 4<text:tab/>generation: 5800<text:tab/><text:tab/>mean fitness: 18.72<text:tab/>min fitness: 13.0<text:tab/>max fitness: 20.0</text:p>
      <text:p text:style-name="P6">19-04-15 18:52:50<text:tab/>breed: 4<text:tab/>generation: 5900<text:tab/><text:tab/>mean fitness: 19.42<text:tab/>min fitness: 15.0<text:tab/>max fitness: 20.0</text:p>
      <text:p text:style-name="P6">19-04-15 18:53:01<text:tab/>breed: 4<text:tab/>generation: 6000<text:tab/><text:tab/>mean fitness: 19.28<text:tab/>min fitness: 16.0<text:tab/>max fitness: 20.0</text:p>
      <text:p text:style-name="P6">19-04-15 18:53:11<text:tab/>breed: 4<text:tab/>generation: 6100<text:tab/><text:tab/>mean fitness: 19.22<text:tab/>min fitness: 15.0<text:tab/>max fitness: 20.0</text:p>
      <text:p text:style-name="P6"><text:soft-page-break/>19-04-15 18:53:21<text:tab/>breed: 4<text:tab/>generation: 6200<text:tab/><text:tab/>mean fitness: 19.44<text:tab/>min fitness: 16.0<text:tab/>max fitness: 20.0</text:p>
      <text:p text:style-name="P6">19-04-15 18:53:31<text:tab/>breed: 4<text:tab/>generation: 6300<text:tab/><text:tab/>mean fitness: 18.97<text:tab/>min fitness: 12.0<text:tab/>max fitness: 20.0</text:p>
      <text:p text:style-name="P6">19-04-15 18:53:41<text:tab/>breed: 4<text:tab/>generation: 6400<text:tab/><text:tab/>mean fitness: 18.78<text:tab/>min fitness: 14.0<text:tab/>max fitness: 20.0</text:p>
      <text:p text:style-name="P6">19-04-15 18:53:50<text:tab/>breed: 4<text:tab/>generation: 6500<text:tab/><text:tab/>mean fitness: 19.16<text:tab/>min fitness: 15.0<text:tab/>max fitness: 20.0</text:p>
      <text:p text:style-name="P6">19-04-15 18:54:00<text:tab/>breed: 4<text:tab/>generation: 6600<text:tab/><text:tab/>mean fitness: 19.2<text:tab/>min fitness: 15.0<text:tab/>max fitness: 20.0</text:p>
      <text:p text:style-name="P6">19-04-15 18:54:10<text:tab/>breed: 5<text:tab/>generation: 6700<text:tab/><text:tab/>mean fitness: 15.48<text:tab/>min fitness: 12.0<text:tab/>max fitness: 16.0</text:p>
      <text:p text:style-name="P6">19-04-15 18:54:20<text:tab/>breed: 5<text:tab/>generation: 6800<text:tab/><text:tab/>mean fitness: 18.53<text:tab/>min fitness: 16.0<text:tab/>max fitness: 19.0</text:p>
      <text:p text:style-name="P6">19-04-15 18:54:29<text:tab/>breed: 5<text:tab/>generation: 6900<text:tab/><text:tab/>mean fitness: 18.83<text:tab/>min fitness: 14.0<text:tab/>max fitness: 20.0</text:p>
      <text:p text:style-name="P6">19-04-15 18:54:39<text:tab/>breed: 5<text:tab/>generation: 7000<text:tab/><text:tab/>mean fitness: 18.9<text:tab/>min fitness: 13.0<text:tab/>max fitness: 20.0</text:p>
      <text:p text:style-name="P6">19-04-15 18:54:49<text:tab/>breed: 5<text:tab/>generation: 7100<text:tab/><text:tab/>mean fitness: 19.08<text:tab/>min fitness: 14.0<text:tab/>max fitness: 20.0</text:p>
      <text:p text:style-name="P6">19-04-15 18:54:59<text:tab/>breed: 5<text:tab/>generation: 7200<text:tab/><text:tab/>mean fitness: 20.98<text:tab/>min fitness: 16.0<text:tab/>max fitness: 22.0</text:p>
      <text:p text:style-name="P6">19-04-15 18:55:09<text:tab/>breed: 5<text:tab/>generation: 7300<text:tab/><text:tab/>mean fitness: 20.96<text:tab/>min fitness: 18.0<text:tab/>max fitness: 22.0</text:p>
      <text:p text:style-name="P6">19-04-15 18:55:19<text:tab/>breed: 5<text:tab/>generation: 7400<text:tab/><text:tab/>mean fitness: 20.66<text:tab/>min fitness: 16.0<text:tab/>max fitness: 22.0</text:p>
      <text:p text:style-name="P6">19-04-15 18:55:29<text:tab/>breed: 5<text:tab/>generation: 7500<text:tab/><text:tab/>mean fitness: 21.13<text:tab/>min fitness: 15.0<text:tab/>max fitness: 22.0</text:p>
      <text:p text:style-name="P6">19-04-15 18:55:39<text:tab/>breed: 5<text:tab/>generation: 7600<text:tab/><text:tab/>mean fitness: 21.1<text:tab/>min fitness: 16.0<text:tab/>max fitness: 22.0</text:p>
      <text:p text:style-name="P6">19-04-15 18:55:49<text:tab/>breed: 5<text:tab/>generation: 7700<text:tab/><text:tab/>mean fitness: 20.9<text:tab/>min fitness: 14.0<text:tab/>max fitness: 22.0</text:p>
      <text:p text:style-name="P6">19-04-15 18:55:58<text:tab/>breed: 5<text:tab/>generation: 7800<text:tab/><text:tab/>mean fitness: 20.94<text:tab/>min fitness: 14.0<text:tab/>max fitness: 22.0</text:p>
      <text:p text:style-name="P6">19-04-15 18:56:08<text:tab/>breed: 5<text:tab/>generation: 7900<text:tab/><text:tab/>mean fitness: 21.04<text:tab/>min fitness: 16.0<text:tab/>max fitness: 22.0</text:p>
      <text:p text:style-name="P6">19-04-15 18:56:18<text:tab/>breed: 5<text:tab/>generation: 8000<text:tab/><text:tab/>mean fitness: 20.8<text:tab/>min fitness: 16.0<text:tab/>max fitness: 22.0</text:p>
      <text:p text:style-name="P6">19-04-15 18:56:28<text:tab/>breed: 5<text:tab/>generation: 8100<text:tab/><text:tab/>mean fitness: 20.94<text:tab/>min fitness: 16.0<text:tab/>max fitness: 22.0</text:p>
      <text:p text:style-name="P6">19-04-15 18:56:38<text:tab/>breed: 6<text:tab/>generation: 8200<text:tab/><text:tab/>mean fitness: 16.6<text:tab/>min fitness: 12.0<text:tab/>max fitness: 17.0</text:p>
      <text:p text:style-name="P6">19-04-15 18:56:48<text:tab/>breed: 6<text:tab/>generation: 8300<text:tab/><text:tab/>mean fitness: 19.39<text:tab/>min fitness: 15.0<text:tab/>max fitness: 20.0</text:p>
      <text:p text:style-name="P6">19-04-15 18:56:57<text:tab/>breed: 6<text:tab/>generation: 8400<text:tab/><text:tab/>mean fitness: 19.32<text:tab/>min fitness: 14.0<text:tab/>max fitness: 20.0</text:p>
      <text:p text:style-name="P6">19-04-15 18:57:07<text:tab/>breed: 6<text:tab/>generation: 8500<text:tab/><text:tab/>mean fitness: 19.29<text:tab/>min fitness: 16.0<text:tab/>max fitness: 20.0</text:p>
      <text:p text:style-name="P6"><text:soft-page-break/>19-04-15 18:57:17<text:tab/>breed: 6<text:tab/>generation: 8600<text:tab/><text:tab/>mean fitness: 19.19<text:tab/>min fitness: 16.0<text:tab/>max fitness: 20.0</text:p>
      <text:p text:style-name="P6">19-04-15 18:57:27<text:tab/>breed: 6<text:tab/>generation: 8700<text:tab/><text:tab/>mean fitness: 19.27<text:tab/>min fitness: 14.0<text:tab/>max fitness: 20.0</text:p>
      <text:p text:style-name="P6">19-04-15 18:57:37<text:tab/>breed: 6<text:tab/>generation: 8800<text:tab/><text:tab/>mean fitness: 19.41<text:tab/>min fitness: 16.0<text:tab/>max fitness: 20.0</text:p>
      <text:p text:style-name="P6">19-04-15 18:57:46<text:tab/>breed: 6<text:tab/>generation: 8900<text:tab/><text:tab/>mean fitness: 19.21<text:tab/>min fitness: 14.0<text:tab/>max fitness: 20.0</text:p>
      <text:p text:style-name="P6">19-04-15 18:57:56<text:tab/>breed: 6<text:tab/>generation: 9000<text:tab/><text:tab/>mean fitness: 19.28<text:tab/>min fitness: 14.0<text:tab/>max fitness: 20.0</text:p>
      <text:p text:style-name="P6">19-04-15 18:58:06<text:tab/>breed: 6<text:tab/>generation: 9100<text:tab/><text:tab/>mean fitness: 19.83<text:tab/>min fitness: 16.0<text:tab/>max fitness: 21.0</text:p>
      <text:p text:style-name="P6">19-04-15 18:58:16<text:tab/>breed: 6<text:tab/>generation: 9200<text:tab/><text:tab/>mean fitness: 22.2<text:tab/>min fitness: 18.0<text:tab/>max fitness: 23.0</text:p>
      <text:p text:style-name="P6">19-04-15 18:58:25<text:tab/>breed: 6<text:tab/>generation: 9300<text:tab/><text:tab/>mean fitness: 21.58<text:tab/>min fitness: 17.0<text:tab/>max fitness: 23.0</text:p>
      <text:p text:style-name="P6">19-04-15 18:58:35<text:tab/>breed: 6<text:tab/>generation: 9400<text:tab/><text:tab/>mean fitness: 22.18<text:tab/>min fitness: 17.0<text:tab/>max fitness: 23.0</text:p>
      <text:p text:style-name="P6">19-04-15 18:58:46<text:tab/>breed: 6<text:tab/>generation: 9500<text:tab/><text:tab/>mean fitness: 22.0<text:tab/>min fitness: 16.0<text:tab/>max fitness: 23.0</text:p>
      <text:p text:style-name="P6">19-04-15 18:58:56<text:tab/>breed: 6<text:tab/>generation: 9600<text:tab/><text:tab/>mean fitness: 22.22<text:tab/>min fitness: 18.0<text:tab/>max fitness: 23.0</text:p>
      <text:p text:style-name="P6">19-04-15 18:59:06<text:tab/>breed: 6<text:tab/>generation: 9700<text:tab/><text:tab/>mean fitness: 22.09<text:tab/>min fitness: 16.0<text:tab/>max fitness: 23.0</text:p>
      <text:p text:style-name="P6">19-04-15 18:59:16<text:tab/>breed: 6<text:tab/>generation: 9800<text:tab/><text:tab/>mean fitness: 21.9<text:tab/>min fitness: 15.0<text:tab/>max fitness: 23.0</text:p>
      <text:p text:style-name="P6">19-04-15 18:59:26<text:tab/>breed: 6<text:tab/>generation: 9900<text:tab/><text:tab/>mean fitness: 21.88<text:tab/>min fitness: 16.0<text:tab/>max fitness: 23.0</text:p>
      <text:p text:style-name="P6">19-04-15 18:59:36<text:tab/>breed: 6<text:tab/>generation: 10000<text:tab/><text:tab/>mean fitness: 22.11<text:tab/>min fitness: 17.0<text:tab/>max fitness: 23.0</text:p>
      <text:p text:style-name="P6">19-04-15 18:59:46<text:tab/>breed: 6<text:tab/>generation: 10100<text:tab/><text:tab/>mean fitness: 22.16<text:tab/>min fitness: 19.0<text:tab/>max fitness: 23.0</text:p>
      <text:p text:style-name="P6">19-04-15 18:59:56<text:tab/>breed: 7<text:tab/>generation: 10200<text:tab/><text:tab/>mean fitness: 14.72<text:tab/>min fitness: 13.0<text:tab/>max fitness: 15.0</text:p>
      <text:p text:style-name="P6">19-04-15 19:00:05<text:tab/>breed: 7<text:tab/>generation: 10300<text:tab/><text:tab/>mean fitness: 16.58<text:tab/>min fitness: 14.0<text:tab/>max fitness: 17.0</text:p>
      <text:p text:style-name="P6">19-04-15 19:00:15<text:tab/>breed: 7<text:tab/>generation: 10400<text:tab/><text:tab/>mean fitness: 16.57<text:tab/>min fitness: 12.0<text:tab/>max fitness: 17.0</text:p>
      <text:p text:style-name="P6">19-04-15 19:00:24<text:tab/>breed: 7<text:tab/>generation: 10500<text:tab/><text:tab/>mean fitness: 18.75<text:tab/>min fitness: 15.0<text:tab/>max fitness: 20.0</text:p>
      <text:p text:style-name="P6">19-04-15 19:00:34<text:tab/>breed: 7<text:tab/>generation: 10600<text:tab/><text:tab/>mean fitness: 19.31<text:tab/>min fitness: 15.0<text:tab/>max fitness: 20.0</text:p>
      <text:p text:style-name="P6">19-04-15 19:00:44<text:tab/>breed: 7<text:tab/>generation: 10700<text:tab/><text:tab/>mean fitness: 19.97<text:tab/>min fitness: 13.0<text:tab/>max fitness: 21.0</text:p>
      <text:p text:style-name="P6">19-04-15 19:00:54<text:tab/>breed: 7<text:tab/>generation: 10800<text:tab/><text:tab/>mean fitness: 20.22<text:tab/>min fitness: 17.0<text:tab/>max fitness: 21.0</text:p>
      <text:p text:style-name="P6">19-04-15 19:01:03<text:tab/>breed: 7<text:tab/>generation: 10900<text:tab/><text:tab/>mean fitness: 19.9<text:tab/>min fitness: 15.0<text:tab/>max fitness: 21.0</text:p>
      <text:p text:style-name="P6"><text:soft-page-break/>19-04-15 19:01:13<text:tab/>breed: 7<text:tab/>generation: 11000<text:tab/><text:tab/>mean fitness: 20.43<text:tab/>min fitness: 17.0<text:tab/>max fitness: 21.0</text:p>
      <text:p text:style-name="P6">19-04-15 19:01:23<text:tab/>breed: 7<text:tab/>generation: 11100<text:tab/><text:tab/>mean fitness: 19.79<text:tab/>min fitness: 14.0<text:tab/>max fitness: 21.0</text:p>
      <text:p text:style-name="P6">19-04-15 19:01:33<text:tab/>breed: 7<text:tab/>generation: 11200<text:tab/><text:tab/>mean fitness: 20.94<text:tab/>min fitness: 15.0<text:tab/>max fitness: 22.0</text:p>
      <text:p text:style-name="P6">19-04-15 19:01:42<text:tab/>breed: 7<text:tab/>generation: 11300<text:tab/><text:tab/>mean fitness: 21.19<text:tab/>min fitness: 16.0<text:tab/>max fitness: 22.0</text:p>
      <text:p text:style-name="P6">19-04-15 19:01:52<text:tab/>breed: 7<text:tab/>generation: 11400<text:tab/><text:tab/>mean fitness: 20.66<text:tab/>min fitness: 14.0<text:tab/>max fitness: 22.0</text:p>
      <text:p text:style-name="P6">19-04-15 19:02:02<text:tab/>breed: 7<text:tab/>generation: 11500<text:tab/><text:tab/>mean fitness: 21.07<text:tab/>min fitness: 16.0<text:tab/>max fitness: 22.0</text:p>
      <text:p text:style-name="P6">19-04-15 19:02:12<text:tab/>breed: 7<text:tab/>generation: 11600<text:tab/><text:tab/>mean fitness: 20.5<text:tab/>min fitness: 14.0<text:tab/>max fitness: 22.0</text:p>
      <text:p text:style-name="P6">19-04-15 19:02:22<text:tab/>breed: 7<text:tab/>generation: 11700<text:tab/><text:tab/>mean fitness: 21.4<text:tab/>min fitness: 14.0<text:tab/>max fitness: 22.0</text:p>
      <text:p text:style-name="P6">19-04-15 19:02:31<text:tab/>breed: 7<text:tab/>generation: 11800<text:tab/><text:tab/>mean fitness: 20.94<text:tab/>min fitness: 17.0<text:tab/>max fitness: 22.0</text:p>
      <text:p text:style-name="P6">19-04-15 19:02:41<text:tab/>breed: 7<text:tab/>generation: 11900<text:tab/><text:tab/>mean fitness: 21.34<text:tab/>min fitness: 17.0<text:tab/>max fitness: 22.0</text:p>
      <text:p text:style-name="P6">19-04-15 19:02:51<text:tab/>breed: 7<text:tab/>generation: 12000<text:tab/><text:tab/>mean fitness: 20.61<text:tab/>min fitness: 15.0<text:tab/>max fitness: 22.0</text:p>
      <text:p text:style-name="P6">19-04-15 19:03:01<text:tab/>breed: 7<text:tab/>generation: 12100<text:tab/><text:tab/>mean fitness: 21.0<text:tab/>min fitness: 17.0<text:tab/>max fitness: 22.0</text:p>
      <text:p text:style-name="P6">19-04-15 19:03:11<text:tab/>breed: 8<text:tab/>generation: 12200<text:tab/><text:tab/>mean fitness: 16.48<text:tab/>min fitness: 13.0<text:tab/>max fitness: 17.0</text:p>
      <text:p text:style-name="P6">19-04-15 19:03:20<text:tab/>breed: 8<text:tab/>generation: 12300<text:tab/><text:tab/>mean fitness: 17.25<text:tab/>min fitness: 12.0<text:tab/>max fitness: 18.0</text:p>
      <text:p text:style-name="P6">19-04-15 19:03:30<text:tab/>breed: 8<text:tab/>generation: 12400<text:tab/><text:tab/>mean fitness: 21.87<text:tab/>min fitness: 16.0<text:tab/>max fitness: 23.0</text:p>
      <text:p text:style-name="P6">19-04-15 19:03:40<text:tab/>breed: 8<text:tab/>generation: 12500<text:tab/><text:tab/>mean fitness: 23.77<text:tab/>min fitness: 18.0<text:tab/>max fitness: 25.0</text:p>
      <text:p text:style-name="P6">19-04-15 19:03:50<text:tab/>breed: 8<text:tab/>generation: 12600<text:tab/><text:tab/>mean fitness: 23.9<text:tab/>min fitness: 18.0<text:tab/>max fitness: 25.0</text:p>
      <text:p text:style-name="P6">19-04-15 19:04:00<text:tab/>breed: 8<text:tab/>generation: 12700<text:tab/><text:tab/>mean fitness: 23.65<text:tab/>min fitness: 18.0<text:tab/>max fitness: 25.0</text:p>
      <text:p text:style-name="P6">19-04-15 19:04:10<text:tab/>breed: 8<text:tab/>generation: 12800<text:tab/><text:tab/>mean fitness: 23.81<text:tab/>min fitness: 18.0<text:tab/>max fitness: 25.0</text:p>
      <text:p text:style-name="P6">19-04-15 19:04:20<text:tab/>breed: 8<text:tab/>generation: 12900<text:tab/><text:tab/>mean fitness: 23.81<text:tab/>min fitness: 16.0<text:tab/>max fitness: 25.0</text:p>
      <text:p text:style-name="P6">19-04-15 19:04:30<text:tab/>breed: 8<text:tab/>generation: 13000<text:tab/><text:tab/>mean fitness: 23.48<text:tab/>min fitness: 18.0<text:tab/>max fitness: 25.0</text:p>
      <text:p text:style-name="P6">19-04-15 19:04:40<text:tab/>breed: 8<text:tab/>generation: 13100<text:tab/><text:tab/>mean fitness: 23.55<text:tab/>min fitness: 18.0<text:tab/>max fitness: 25.0</text:p>
      <text:p text:style-name="P6">19-04-15 19:04:49<text:tab/>breed: 8<text:tab/>generation: 13200<text:tab/><text:tab/>mean fitness: 24.05<text:tab/>min fitness: 20.0<text:tab/>max fitness: 25.0</text:p>
      <text:p text:style-name="P6">19-04-15 19:04:59<text:tab/>breed: 8<text:tab/>generation: 13300<text:tab/><text:tab/>mean fitness: 23.86<text:tab/>min fitness: 20.0<text:tab/>max fitness: 25.0</text:p>
      <text:p text:style-name="P6"><text:soft-page-break/>19-04-15 19:05:09<text:tab/>breed: 8<text:tab/>generation: 13400<text:tab/><text:tab/>mean fitness: 23.37<text:tab/>min fitness: 19.0<text:tab/>max fitness: 25.0</text:p>
      <text:p text:style-name="P6">19-04-15 19:05:19<text:tab/>breed: 9<text:tab/>generation: 13500<text:tab/><text:tab/>mean fitness: 17.5<text:tab/>min fitness: 14.0<text:tab/>max fitness: 18.0</text:p>
      <text:p text:style-name="P6">19-04-15 19:05:29<text:tab/>breed: 9<text:tab/>generation: 13600<text:tab/><text:tab/>mean fitness: 18.41<text:tab/>min fitness: 15.0<text:tab/>max fitness: 19.0</text:p>
      <text:p text:style-name="P6">19-04-15 19:05:39<text:tab/>breed: 9<text:tab/>generation: 13700<text:tab/><text:tab/>mean fitness: 19.66<text:tab/>min fitness: 16.0<text:tab/>max fitness: 20.0</text:p>
      <text:p text:style-name="P6">19-04-15 19:05:48<text:tab/>breed: 9<text:tab/>generation: 13800<text:tab/><text:tab/>mean fitness: 19.51<text:tab/>min fitness: 15.0<text:tab/>max fitness: 20.0</text:p>
      <text:p text:style-name="P6">19-04-15 19:05:58<text:tab/>breed: 9<text:tab/>generation: 13900<text:tab/><text:tab/>mean fitness: 19.46<text:tab/>min fitness: 16.0<text:tab/>max fitness: 20.0</text:p>
      <text:p text:style-name="P6">19-04-15 19:06:08<text:tab/>breed: 9<text:tab/>generation: 14000<text:tab/><text:tab/>mean fitness: 19.57<text:tab/>min fitness: 17.0<text:tab/>max fitness: 20.0</text:p>
      <text:p text:style-name="P6">19-04-15 19:06:18<text:tab/>breed: 9<text:tab/>generation: 14100<text:tab/><text:tab/>mean fitness: 19.41<text:tab/>min fitness: 16.0<text:tab/>max fitness: 20.0</text:p>
      <text:p text:style-name="P6">19-04-15 19:06:28<text:tab/>breed: 9<text:tab/>generation: 14200<text:tab/><text:tab/>mean fitness: 19.67<text:tab/>min fitness: 16.0<text:tab/>max fitness: 20.0</text:p>
      <text:p text:style-name="P6">19-04-15 19:06:37<text:tab/>breed: 9<text:tab/>generation: 14300<text:tab/><text:tab/>mean fitness: 19.4<text:tab/>min fitness: 16.0<text:tab/>max fitness: 20.0</text:p>
      <text:p text:style-name="P6">19-04-15 19:06:47<text:tab/>breed: 9<text:tab/>generation: 14400<text:tab/><text:tab/>mean fitness: 19.5<text:tab/>min fitness: 16.0<text:tab/>max fitness: 20.0</text:p>
      <text:p text:style-name="P6">19-04-15 19:06:57<text:tab/>breed: 9<text:tab/>generation: 14500<text:tab/><text:tab/>mean fitness: 19.11<text:tab/>min fitness: 13.0<text:tab/>max fitness: 20.0</text:p>
      <text:p text:style-name="P6">19-04-15 19:07:06<text:tab/>breed: 9<text:tab/>generation: 14600<text:tab/><text:tab/>mean fitness: 19.16<text:tab/>min fitness: 14.0<text:tab/>max fitness: 20.0</text:p>
      <text:p text:style-name="P6">19-04-15 19:07:16<text:tab/>breed: 10<text:tab/>generation: 14700<text:tab/><text:tab/>mean fitness: 14.12<text:tab/>min fitness: 12.0<text:tab/>max fitness: 16.0</text:p>
      <text:p text:style-name="P6">19-04-15 19:07:26<text:tab/>breed: 10<text:tab/>generation: 14800<text:tab/><text:tab/>mean fitness: 17.52<text:tab/>min fitness: 15.0<text:tab/>max fitness: 18.0</text:p>
      <text:p text:style-name="P6">19-04-15 19:07:36<text:tab/>breed: 10<text:tab/>generation: 14900<text:tab/><text:tab/>mean fitness: 17.3<text:tab/>min fitness: 13.0<text:tab/>max fitness: 18.0</text:p>
      <text:p text:style-name="P6">19-04-15 19:07:45<text:tab/>breed: 10<text:tab/>generation: 15000<text:tab/><text:tab/>mean fitness: 17.48<text:tab/>min fitness: 13.0<text:tab/>max fitness: 18.0</text:p>
      <text:p text:style-name="P6">19-04-15 19:07:55<text:tab/>breed: 10<text:tab/>generation: 15100<text:tab/><text:tab/>mean fitness: 17.54<text:tab/>min fitness: 15.0<text:tab/>max fitness: 18.0</text:p>
      <text:p text:style-name="P6">19-04-15 19:08:05<text:tab/>breed: 10<text:tab/>generation: 15200<text:tab/><text:tab/>mean fitness: 18.42<text:tab/>min fitness: 16.0<text:tab/>max fitness: 19.0</text:p>
      <text:p text:style-name="P6">19-04-15 19:08:14<text:tab/>breed: 10<text:tab/>generation: 15300<text:tab/><text:tab/>mean fitness: 18.32<text:tab/>min fitness: 15.0<text:tab/>max fitness: 19.0</text:p>
      <text:p text:style-name="P6">19-04-15 19:08:24<text:tab/>breed: 10<text:tab/>generation: 15400<text:tab/><text:tab/>mean fitness: 18.52<text:tab/>min fitness: 16.0<text:tab/>max fitness: 19.0</text:p>
      <text:p text:style-name="P6">19-04-15 19:08:34<text:tab/>breed: 10<text:tab/>generation: 15500<text:tab/><text:tab/>mean fitness: 18.42<text:tab/>min fitness: 14.0<text:tab/>max fitness: 19.0</text:p>
      <text:p text:style-name="P6">19-04-15 19:08:43<text:tab/>breed: 10<text:tab/>generation: 15600<text:tab/><text:tab/>mean fitness: 18.29<text:tab/>min fitness: 16.0<text:tab/>max fitness: 19.0</text:p>
      <text:p text:style-name="P6">19-04-15 19:08:53<text:tab/>breed: 10<text:tab/>generation: 15700<text:tab/><text:tab/>mean fitness: 18.48<text:tab/>min fitness: 15.0<text:tab/>max fitness: 19.0</text:p>
      <text:p text:style-name="P6"><text:soft-page-break/>19-04-15 19:09:03<text:tab/>breed: 10<text:tab/>generation: 15800<text:tab/><text:tab/>mean fitness: 18.3<text:tab/>min fitness: 14.0<text:tab/>max fitness: 19.0</text:p>
      <text:p text:style-name="P6">19-04-15 19:09:13<text:tab/>breed: 10<text:tab/>generation: 15900<text:tab/><text:tab/>mean fitness: 18.35<text:tab/>min fitness: 15.0<text:tab/>max fitness: 19.0</text:p>
      <text:p text:style-name="P6">19-04-15 19:09:22<text:tab/>breed: 10<text:tab/>generation: 16000<text:tab/><text:tab/>mean fitness: 18.15<text:tab/>min fitness: 14.0<text:tab/>max fitness: 19.0</text:p>
      <text:p text:style-name="P6">19-04-15 19:09:32<text:tab/>breed: 10<text:tab/>generation: 16100<text:tab/><text:tab/>mean fitness: 18.39<text:tab/>min fitness: 14.0<text:tab/>max fitness: 19.0</text:p>
      <text:p text:style-name="P6">19-04-15 19:09:42<text:tab/>breed: 11<text:tab/>generation: 16200<text:tab/><text:tab/>mean fitness: 23.93<text:tab/>min fitness: 17.0<text:tab/>max fitness: 25.0</text:p>
      <text:p text:style-name="P6">19-04-15 19:09:52<text:tab/>breed: 11<text:tab/>generation: 16300<text:tab/><text:tab/>mean fitness: 23.45<text:tab/>min fitness: 17.0<text:tab/>max fitness: 25.0</text:p>
      <text:p text:style-name="P6">19-04-15 19:10:02<text:tab/>breed: 11<text:tab/>generation: 16400<text:tab/><text:tab/>mean fitness: 24.09<text:tab/>min fitness: 18.0<text:tab/>max fitness: 25.0</text:p>
      <text:p text:style-name="P6">19-04-15 19:10:12<text:tab/>breed: 11<text:tab/>generation: 16500<text:tab/><text:tab/>mean fitness: 24.0<text:tab/>min fitness: 18.0<text:tab/>max fitness: 25.0</text:p>
      <text:p text:style-name="P6">19-04-15 19:10:22<text:tab/>breed: 11<text:tab/>generation: 16600<text:tab/><text:tab/>mean fitness: 23.89<text:tab/>min fitness: 19.0<text:tab/>max fitness: 25.0</text:p>
      <text:p text:style-name="P6">19-04-15 19:10:32<text:tab/>breed: 11<text:tab/>generation: 16700<text:tab/><text:tab/>mean fitness: 23.53<text:tab/>min fitness: 19.0<text:tab/>max fitness: 25.0</text:p>
      <text:p text:style-name="P6">19-04-15 19:10:41<text:tab/>breed: 11<text:tab/>generation: 16800<text:tab/><text:tab/>mean fitness: 23.28<text:tab/>min fitness: 12.0<text:tab/>max fitness: 25.0</text:p>
      <text:p text:style-name="P6">19-04-15 19:10:51<text:tab/>breed: 11<text:tab/>generation: 16900<text:tab/><text:tab/>mean fitness: 23.44<text:tab/>min fitness: 17.0<text:tab/>max fitness: 25.0</text:p>
      <text:p text:style-name="P6">19-04-15 19:11:01<text:tab/>breed: 11<text:tab/>generation: 17000<text:tab/><text:tab/>mean fitness: 23.52<text:tab/>min fitness: 16.0<text:tab/>max fitness: 25.0</text:p>
      <text:p text:style-name="P6">19-04-15 19:11:11<text:tab/>breed: 11<text:tab/>generation: 17100<text:tab/><text:tab/>mean fitness: 23.74<text:tab/>min fitness: 16.0<text:tab/>max fitness: 25.0</text:p>
      <text:p text:style-name="P6">[[6 1 3 2 4 8 5 9 7]</text:p>
      <text:p text:style-name="P6"><text:s/>[9 8 7 5 6 3 1 2 4]</text:p>
      <text:p text:style-name="P6"><text:s/>[2 4 5 9 1 7 3 6 8]</text:p>
      <text:p text:style-name="P6"><text:s/>[7 6 9 1 5 2 4 8 3]</text:p>
      <text:p text:style-name="P6"><text:s/>[8 4 2 7 3 6 9 5 1]</text:p>
      <text:p text:style-name="P6"><text:s/>[1 3 5 8 9 4 6 7 2]</text:p>
      <text:p text:style-name="P6"><text:s/>[4 6 7 3 8 5 2 1 9]</text:p>
      <text:p text:style-name="P6"><text:s/>[3 9 8 6 2 1 7 4 5]</text:p>
      <text:p text:style-name="P6"><text:s/>[5 1 2 4 7 9 8 3 6]]</text:p>
      <text:p text:style-name="P6">Number of calls to fitness function: 1717100</text:p>
      <text:p text:style-name="P6"/>
      <text:p text:style-name="P6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25:52.430045384</meta:creation-date>
    <dc:date>2019-04-15T20:25:02.869806907</dc:date>
    <meta:editing-duration>PT55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8" meta:paragraph-count="200" meta:word-count="2801" meta:character-count="18064" meta:non-whitespace-character-count="15280"/>
  </office:meta>
</office:document-meta>
</file>